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officeooo:paragraph-rsid="00284af0"/>
    </style:style>
    <style:style style:name="P38" style:family="paragraph" style:parent-style-name="Standard">
      <style:text-properties officeooo:paragraph-rsid="00292b2f"/>
    </style:style>
    <style:style style:name="P39" style:family="paragraph" style:parent-style-name="Standard">
      <style:text-properties officeooo:paragraph-rsid="0029c737"/>
    </style:style>
    <style:style style:name="P40" style:family="paragraph" style:parent-style-name="Standard">
      <style:text-properties officeooo:paragraph-rsid="002a76e5"/>
    </style:style>
    <style:style style:name="P41" style:family="paragraph" style:parent-style-name="Standard">
      <style:text-properties officeooo:paragraph-rsid="002ba18b"/>
    </style:style>
    <style:style style:name="P42" style:family="paragraph" style:parent-style-name="Standard">
      <style:text-properties officeooo:paragraph-rsid="002f0587"/>
    </style:style>
    <style:style style:name="P43" style:family="paragraph" style:parent-style-name="Standard">
      <style:text-properties officeooo:paragraph-rsid="00316afb"/>
    </style:style>
    <style:style style:name="P44" style:family="paragraph" style:parent-style-name="Standard">
      <style:text-properties officeooo:paragraph-rsid="0037e801"/>
    </style:style>
    <style:style style:name="P45" style:family="paragraph" style:parent-style-name="Standard">
      <style:text-properties officeooo:paragraph-rsid="0038c5ff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9" style:family="paragraph" style:parent-style-name="Standard">
      <style:text-properties officeooo:paragraph-rsid="00441286"/>
    </style:style>
    <style:style style:name="P50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1" style:family="paragraph" style:parent-style-name="Standard">
      <style:text-properties officeooo:paragraph-rsid="004ad10b"/>
    </style:style>
    <style:style style:name="P52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text-properties officeooo:paragraph-rsid="005395f8"/>
    </style:style>
    <style:style style:name="P55" style:family="paragraph" style:parent-style-name="Standard">
      <style:text-properties officeooo:paragraph-rsid="005cb8bb"/>
    </style:style>
    <style:style style:name="P56" style:family="paragraph" style:parent-style-name="Standard">
      <style:text-properties officeooo:paragraph-rsid="005e6f53"/>
    </style:style>
    <style:style style:name="P57" style:family="paragraph" style:parent-style-name="Standard">
      <style:text-properties officeooo:paragraph-rsid="005f5d38"/>
    </style:style>
    <style:style style:name="P58" style:family="paragraph" style:parent-style-name="Standard">
      <style:text-properties officeooo:paragraph-rsid="00685b93"/>
    </style:style>
    <style:style style:name="P59" style:family="paragraph" style:parent-style-name="Standard">
      <style:text-properties officeooo:paragraph-rsid="0072a3fd"/>
    </style:style>
    <style:style style:name="P60" style:family="paragraph" style:parent-style-name="Standard">
      <style:text-properties officeooo:paragraph-rsid="00732efc"/>
    </style:style>
    <style:style style:name="P61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fo:color="#000000"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text-properties fo:color="#000000" fo:font-size="14pt" fo:font-style="normal" fo:font-weight="normal" officeooo:rsid="0067e12f" officeooo:paragraph-rsid="007f6312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officeooo:paragraph-rsid="00820684"/>
    </style:style>
    <style:style style:name="P65" style:family="paragraph" style:parent-style-name="Standard">
      <style:text-properties officeooo:paragraph-rsid="0082b8f2"/>
    </style:style>
    <style:style style:name="P66" style:family="paragraph" style:parent-style-name="Standard">
      <style:text-properties officeooo:paragraph-rsid="008d556f"/>
    </style:style>
    <style:style style:name="P67" style:family="paragraph" style:parent-style-name="Standard">
      <style:text-properties officeooo:paragraph-rsid="008ea6d5"/>
    </style:style>
    <style:style style:name="P68" style:family="paragraph" style:parent-style-name="Standard">
      <style:text-properties officeooo:paragraph-rsid="008f5634"/>
    </style:style>
    <style:style style:name="P69" style:family="paragraph" style:parent-style-name="Standard">
      <style:text-properties officeooo:paragraph-rsid="009491ed"/>
    </style:style>
    <style:style style:name="P70" style:family="paragraph" style:parent-style-name="Standard">
      <style:text-properties officeooo:paragraph-rsid="009770d2"/>
    </style:style>
    <style:style style:name="P71" style:family="paragraph" style:parent-style-name="Standard">
      <style:text-properties officeooo:paragraph-rsid="009933ec"/>
    </style:style>
    <style:style style:name="P72" style:family="paragraph" style:parent-style-name="Standard">
      <style:text-properties officeooo:paragraph-rsid="009942cf"/>
    </style:style>
    <style:style style:name="P73" style:family="paragraph" style:parent-style-name="Standard">
      <style:text-properties officeooo:paragraph-rsid="0067e12f"/>
    </style:style>
    <style:style style:name="P74" style:family="paragraph" style:parent-style-name="Standard">
      <style:text-properties fo:color="#0000cd" fo:font-size="12pt" fo:font-style="italic" fo:font-weight="bold" officeooo:rsid="000b187c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style:text-properties fo:color="#0000cd" fo:font-size="12pt" fo:font-style="italic" fo:font-weight="bold" officeooo:rsid="000b187c" officeooo:paragraph-rsid="00a9fa68" style:font-size-asian="12.25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text-properties fo:color="#0000cd" fo:font-size="12pt" fo:font-style="italic" fo:font-weight="bold" officeooo:rsid="00a438e1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color="#0000cd" fo:font-size="12pt" fo:font-style="italic" fo:font-weight="bold" officeooo:rsid="00abf260" officeooo:paragraph-rsid="00abf260" style:font-size-asian="12.25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text-properties officeooo:paragraph-rsid="00aea4e1"/>
    </style:style>
    <style:style style:name="P79" style:family="paragraph" style:parent-style-name="Standard">
      <style:text-properties officeooo:paragraph-rsid="00aff599"/>
    </style:style>
    <style:style style:name="P80" style:family="paragraph" style:parent-style-name="Standard">
      <style:text-properties officeooo:paragraph-rsid="00b0b327"/>
    </style:style>
    <style:style style:name="P81" style:family="paragraph" style:parent-style-name="Heading_20_3">
      <style:text-properties officeooo:paragraph-rsid="0038ae19"/>
    </style:style>
    <style:style style:name="P82" style:family="paragraph" style:parent-style-name="Heading_20_3">
      <style:text-properties officeooo:paragraph-rsid="0038c5ff"/>
    </style:style>
    <style:style style:name="P83" style:family="paragraph" style:parent-style-name="Heading_20_3">
      <style:text-properties fo:font-weight="bold" style:font-weight-asian="bold" style:font-weight-complex="bold"/>
    </style:style>
    <style:style style:name="P84" style:family="paragraph" style:parent-style-name="Heading_20_3">
      <style:text-properties officeooo:paragraph-rsid="004ad10b"/>
    </style:style>
    <style:style style:name="P85" style:family="paragraph" style:parent-style-name="Text_20_body">
      <style:text-properties officeooo:paragraph-rsid="004ad10b"/>
    </style:style>
    <style:style style:name="P86" style:family="paragraph" style:parent-style-name="Text_20_body">
      <style:text-properties officeooo:paragraph-rsid="00685b93"/>
    </style:style>
    <style:style style:name="P87" style:family="paragraph" style:parent-style-name="Text_20_body">
      <style:text-properties officeooo:paragraph-rsid="006bbf1e"/>
    </style:style>
    <style:style style:name="P88" style:family="paragraph" style:parent-style-name="Text_20_body">
      <style:text-properties officeooo:paragraph-rsid="006c0a37"/>
    </style:style>
    <style:style style:name="P89" style:family="paragraph" style:parent-style-name="Text_20_body">
      <style:text-properties officeooo:paragraph-rsid="006d38ff"/>
    </style:style>
    <style:style style:name="P90" style:family="paragraph" style:parent-style-name="Text_20_body">
      <style:text-properties officeooo:paragraph-rsid="0072a3fd"/>
    </style:style>
    <style:style style:name="P91" style:family="paragraph" style:parent-style-name="Text_20_body">
      <style:text-properties officeooo:paragraph-rsid="0075ccd1"/>
    </style:style>
    <style:style style:name="P92" style:family="paragraph" style:parent-style-name="Text_20_body">
      <style:text-properties officeooo:paragraph-rsid="00793404"/>
    </style:style>
    <style:style style:name="P93" style:family="paragraph" style:parent-style-name="Text_20_body">
      <style:text-properties officeooo:paragraph-rsid="008f5634"/>
    </style:style>
    <style:style style:name="P94" style:family="paragraph" style:parent-style-name="Text_20_body">
      <style:text-properties officeooo:paragraph-rsid="00ae3b00"/>
    </style:style>
    <style:style style:name="P95" style:family="paragraph" style:parent-style-name="Heading_20_1">
      <style:text-properties officeooo:paragraph-rsid="004ad10b"/>
    </style:style>
    <style:style style:name="P96" style:family="paragraph" style:parent-style-name="Heading_20_1">
      <style:text-properties officeooo:paragraph-rsid="00685b93"/>
    </style:style>
    <style:style style:name="P97" style:family="paragraph" style:parent-style-name="Preformatted_20_Text">
      <style:paragraph-properties fo:margin-top="0in" fo:margin-bottom="0.1965in" loext:contextual-spacing="false"/>
    </style:style>
    <style:style style:name="P98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99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P100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101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102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103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104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105" style:family="paragraph" style:parent-style-name="Preformatted_20_Text">
      <style:text-properties officeooo:paragraph-rsid="009942cf"/>
    </style:style>
    <style:style style:name="P106" style:family="paragraph" style:parent-style-name="Preformatted_20_Text">
      <style:text-properties officeooo:paragraph-rsid="00a20c28"/>
    </style:style>
    <style:style style:name="P107" style:family="paragraph" style:parent-style-name="Standard">
      <style:text-properties officeooo:paragraph-rsid="00b823b1"/>
    </style:style>
    <style:style style:name="P108" style:family="paragraph" style:parent-style-name="Standard">
      <style:text-properties officeooo:paragraph-rsid="00b9a06e"/>
    </style:style>
    <style:style style:name="P109" style:family="paragraph" style:parent-style-name="Standard">
      <style:text-properties officeooo:paragraph-rsid="00ba8267"/>
    </style:style>
    <style:style style:name="P110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111" style:family="paragraph" style:parent-style-name="Standard">
      <style:paragraph-properties fo:margin-top="0in" fo:margin-bottom="0.1965in" loext:contextual-spacing="false"/>
      <style:text-properties officeooo:paragraph-rsid="00b77bcf"/>
    </style:style>
    <style:style style:name="P112" style:family="paragraph" style:parent-style-name="Text_20_body" style:list-style-name="L9"/>
    <style:style style:name="P113" style:family="paragraph" style:parent-style-name="Text_20_body" style:list-style-name="L14">
      <style:text-properties officeooo:paragraph-rsid="00685b93"/>
    </style:style>
    <style:style style:name="P114" style:family="paragraph" style:parent-style-name="Text_20_body" style:list-style-name="L14">
      <style:text-properties officeooo:paragraph-rsid="006ef93f"/>
    </style:style>
    <style:style style:name="P115" style:family="paragraph" style:parent-style-name="Text_20_body" style:list-style-name="L21">
      <style:text-properties officeooo:paragraph-rsid="0072a3fd"/>
    </style:style>
    <style:style style:name="P116" style:family="paragraph" style:parent-style-name="Text_20_body" style:list-style-name="L1">
      <style:paragraph-properties fo:margin-top="0in" fo:margin-bottom="0in" loext:contextual-spacing="false"/>
    </style:style>
    <style:style style:name="P117" style:family="paragraph" style:parent-style-name="Text_20_body" style:list-style-name="L2">
      <style:paragraph-properties fo:margin-top="0in" fo:margin-bottom="0in" loext:contextual-spacing="false"/>
    </style:style>
    <style:style style:name="P118" style:family="paragraph" style:parent-style-name="Text_20_body" style:list-style-name="L3">
      <style:paragraph-properties fo:margin-top="0in" fo:margin-bottom="0in" loext:contextual-spacing="false"/>
    </style:style>
    <style:style style:name="P119" style:family="paragraph" style:parent-style-name="Text_20_body" style:list-style-name="L4">
      <style:paragraph-properties fo:margin-top="0in" fo:margin-bottom="0in" loext:contextual-spacing="false"/>
    </style:style>
    <style:style style:name="P120" style:family="paragraph" style:parent-style-name="Text_20_body" style:list-style-name="L5">
      <style:paragraph-properties fo:margin-top="0in" fo:margin-bottom="0in" loext:contextual-spacing="false"/>
    </style:style>
    <style:style style:name="P121" style:family="paragraph" style:parent-style-name="Text_20_body" style:list-style-name="L6">
      <style:paragraph-properties fo:margin-top="0in" fo:margin-bottom="0in" loext:contextual-spacing="false"/>
    </style:style>
    <style:style style:name="P122" style:family="paragraph" style:parent-style-name="Text_20_body" style:list-style-name="L7">
      <style:paragraph-properties fo:margin-top="0in" fo:margin-bottom="0in" loext:contextual-spacing="false"/>
    </style:style>
    <style:style style:name="P123" style:family="paragraph" style:parent-style-name="Text_20_body" style:list-style-name="L8">
      <style:paragraph-properties fo:margin-top="0in" fo:margin-bottom="0in" loext:contextual-spacing="false"/>
    </style:style>
    <style:style style:name="P124" style:family="paragraph" style:parent-style-name="Text_20_body" style:list-style-name="L10">
      <style:paragraph-properties fo:margin-top="0in" fo:margin-bottom="0in" loext:contextual-spacing="false"/>
    </style:style>
    <style:style style:name="P125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26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27" style:family="paragraph" style:parent-style-name="Text_20_body" style:list-style-name="L11">
      <style:paragraph-properties fo:margin-top="0in" fo:margin-bottom="0in" loext:contextual-spacing="false"/>
    </style:style>
    <style:style style:name="P128" style:family="paragraph" style:parent-style-name="Text_20_body" style:list-style-name="L12">
      <style:paragraph-properties fo:margin-top="0in" fo:margin-bottom="0in" loext:contextual-spacing="false"/>
    </style:style>
    <style:style style:name="P129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30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31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32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33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34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35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aff599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b0b327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6pt" fo:font-style="normal" fo:font-weight="bold" officeooo:rsid="00b20278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43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44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45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46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47" style:family="text">
      <style:text-properties officeooo:rsid="0041041f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47ef8c" style:font-style-asian="normal" style:font-style-complex="normal"/>
    </style:style>
    <style:style style:name="T50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51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52" style:family="text">
      <style:text-properties fo:font-size="10pt" fo:font-style="italic" fo:font-weight="bold" officeooo:rsid="004ad10b" style:font-style-asian="italic" style:font-weight-asian="bold" style:font-style-complex="italic" style:font-weight-complex="bold"/>
    </style:style>
    <style:style style:name="T53" style:family="text">
      <style:text-properties fo:font-size="10pt" fo:font-style="italic" fo:font-weight="bold" officeooo:rsid="00b9a06e" style:font-style-asian="italic" style:font-weight-asian="bold" style:font-style-complex="italic" style:font-weight-complex="bold"/>
    </style:style>
    <style:style style:name="T54" style:family="text">
      <style:text-properties fo:font-size="10pt" fo:font-style="italic" fo:font-weight="bold" officeooo:rsid="00ba8267" style:font-style-asian="italic" style:font-weight-asian="bold" style:font-style-complex="italic" style:font-weight-complex="bold"/>
    </style:style>
    <style:style style:name="T55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6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58" style:family="text">
      <style:text-properties fo:font-size="10pt" fo:font-style="italic" style:text-underline-style="none" fo:font-weight="bold" officeooo:rsid="00ae3b00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0" style:family="text">
      <style:text-properties fo:font-size="10pt" fo:font-style="italic" officeooo:rsid="005f5d38" style:font-style-asian="italic" style:font-style-complex="italic"/>
    </style:style>
    <style:style style:name="T61" style:family="text">
      <style:text-properties fo:font-size="10pt" fo:font-style="italic" style:text-underline-style="solid" style:text-underline-width="auto" style:text-underline-color="font-color" fo:font-weight="bold" officeooo:rsid="00ba8267" style:font-style-asian="italic" style:font-weight-asian="bold" style:font-style-complex="italic" style:font-weight-complex="bold"/>
    </style:style>
    <style:style style:name="T62" style:family="text">
      <style:text-properties fo:font-size="10pt" fo:font-style="italic" style:text-underline-style="solid" style:text-underline-width="auto" style:text-underline-color="font-color" fo:font-weight="bold" officeooo:rsid="00b9a06e" style:font-style-asian="italic" style:font-weight-asian="bold" style:font-style-complex="italic" style:font-weight-complex="bold"/>
    </style:style>
    <style:style style:name="T63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64" style:family="text">
      <style:text-properties style:font-name="Liberation Mono" fo:font-size="18pt" fo:font-style="normal" fo:font-weight="bold" officeooo:rsid="00b823b1" style:font-style-asian="normal" style:font-weight-asian="bold" style:font-style-complex="normal" style:font-weight-complex="bold"/>
    </style:style>
    <style:style style:name="T65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69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70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71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72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73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75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76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77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78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79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80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84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85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86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556cce" style:font-weight-asian="normal" style:font-weight-complex="normal"/>
    </style:style>
    <style:style style:name="T89" style:family="text">
      <style:text-properties fo:color="#000000"/>
    </style:style>
    <style:style style:name="T90" style:family="text">
      <style:text-properties fo:color="#000000" fo:font-size="16pt" style:text-underline-style="none" officeooo:rsid="000fac1c" fo:background-color="#ffffff" loext:char-shading-value="0"/>
    </style:style>
    <style:style style:name="T91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2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5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96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7" style:family="text">
      <style:text-properties fo:color="#0000cd" fo:font-size="12pt" fo:font-style="italic" fo:font-weight="bold" officeooo:rsid="000b187c" style:font-style-asian="italic" style:font-weight-asian="bold" style:font-style-complex="italic" style:font-weight-complex="bold"/>
    </style:style>
    <style:style style:name="T98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9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100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101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102" style:family="text">
      <style:text-properties fo:font-size="18pt" fo:font-style="normal" fo:font-weight="bold" officeooo:rsid="00b823b1" style:font-style-asian="normal" style:font-weight-asian="bold" style:font-style-complex="normal" style:font-weight-complex="bold"/>
    </style:style>
    <style:style style:name="T103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105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106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107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08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109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0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111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112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1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17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18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a42c57" style:font-style-asian="normal" style:font-weight-asian="bold" style:font-style-complex="normal" style:font-weight-complex="bold"/>
    </style:style>
    <style:style style:name="T11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ize-asian="10pt" style:font-style-asian="normal" style:font-weight-asian="bold" style:font-size-complex="10pt" style:font-style-complex="normal" style:font-weight-complex="bold"/>
    </style:style>
    <style:style style:name="T12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ize-asian="10pt" style:font-style-asian="normal" style:font-weight-asian="bold" style:font-size-complex="10pt" style:font-style-complex="normal" style:font-weight-complex="bold"/>
    </style:style>
    <style:style style:name="T122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b77bcf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26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27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29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30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31" style:family="text">
      <style:text-properties officeooo:rsid="009cabd3"/>
    </style:style>
    <style:style style:name="T132" style:family="text">
      <style:text-properties officeooo:rsid="00a438e1"/>
    </style:style>
    <style:style style:name="T133" style:family="text">
      <style:text-properties officeooo:rsid="00a64188"/>
    </style:style>
    <style:style style:name="T134" style:family="text">
      <style:text-properties fo:color="#5e8ac7"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88">//</text:span><text:span text:style-name="T87">string to array….</text:span></text:p>
      <text:p text:style-name="P32">var txtstring = $("#idtxt").val();</text:p>
      <text:p text:style-name="P32">var stringSplit = txtstring.split(',');</text:p>
      <text:p text:style-name="P32">for(i=0; i&lt; stringSplit.length;i++)</text:p>
      <text:p text:style-name="P32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3"><text:tab/><text:tab/>var str = “Himel_chadni”;</text:p>
      <text:p text:style-name="P35"><text:tab/><text:tab/>alert( str.replace(‘_’,’+’) );</text:p>
      <text:p text:style-name="P35"/>
      <text:p text:style-name="P36">2.2) <text:span text:style-name="T10">String to Lower Case:</text:span></text:p>
      <text:p text:style-name="P73"><text:span text:style-name="T9"><text:tab/><text:tab/></text:span><text:span text:style-name="T96">var</text:span><text:span text:style-name="T94"> str = </text:span><text:span text:style-name="T98">"Hello World!"</text:span><text:span text:style-name="T94">;<text:line-break/><text:tab/><text:tab/></text:span><text:span text:style-name="T96">var</text:span><text:span text:style-name="T94"> res = str.toLowerCase();</text:span></text:p>
      <text:p text:style-name="P62">2.4) find string Posigiion:</text:p>
      <text:p text:style-name="P28"><text:span text:style-name="T89"><text:tab/></text:span><text:span text:style-name="T97"> var str = "+17863159274";</text:span></text:p>
      <text:p text:style-name="P74"><text:tab/> <text:s/>var n = str.indexOf("+1"); <text:span text:style-name="T133">Ans : 0</text:span></text:p>
      <text:p text:style-name="P75"><text:s text:c="2"/><text:tab/>alert(str.indexOf("dfd")); <text:span text:style-name="T132">Ans: -1 </text:span></text:p>
      <text:p text:style-name="P77">IN PHP : </text:p>
      <text:p text:style-name="P77">strpos();</text:p>
      <text:p text:style-name="P76"/>
      <text:p text:style-name="P63">2.3) Concat string:</text:p>
      <text:p text:style-name="P61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63">&lt;script&gt; </text:span></text:span></text:p>
              <text:p text:style-name="Table_20_Contents"><text:span text:style-name="Source_20_Text"><text:span text:style-name="T63">// JavaScript to illustrate concat() function </text:span></text:span></text:p>
              <text:p text:style-name="Table_20_Contents"><text:span text:style-name="Source_20_Text"><text:span text:style-name="T63">function</text:span></text:span><text:span text:style-name="T63"> </text:span><text:span text:style-name="Source_20_Text"><text:span text:style-name="T63">func() { </text:span></text:span></text:p>
              <text:p text:style-name="P104"/>
              <text:p text:style-name="Table_20_Contents"><text:span text:style-name="Source_20_Text"><text:span text:style-name="T63">// Original string </text:span></text:span></text:p>
              <text:p text:style-name="Table_20_Contents"><text:span text:style-name="T63"><text:s/></text:span><text:span text:style-name="Source_20_Text"><text:span text:style-name="T63">str = 'It'; </text:span></text:span></text:p>
              <text:p text:style-name="P104"><text:soft-page-break/></text:p>
              <text:p text:style-name="Table_20_Contents"><text:span text:style-name="Source_20_Text"><text:span text:style-name="T63">// Joining the strings together </text:span></text:span></text:p>
              <text:p text:style-name="Table_20_Contents"><text:span text:style-name="T63"><text:s/></text:span><text:span text:style-name="Source_20_Text"><text:span text:style-name="T63">value = str.concat(' is',' a',' great',' day.'); </text:span></text:span></text:p>
              <text:p text:style-name="Table_20_Contents"><text:span text:style-name="Source_20_Text"><text:span text:style-name="T63">document.write(value); </text:span></text:span></text:p>
              <text:p text:style-name="Table_20_Contents"><text:span text:style-name="Source_20_Text"><text:span text:style-name="T63">} </text:span></text:span></text:p>
              <text:p text:style-name="Table_20_Contents"><text:span text:style-name="Source_20_Text"><text:span text:style-name="T63">func(); </text:span></text:span></text:p>
              <text:p text:style-name="Table_20_Contents"><text:span text:style-name="Source_20_Text"><text:span text:style-name="T63">&lt;/script&gt;</text:span></text:span></text:p>
            </table:table-cell>
          </table:table-row>
        </table:table>
      </text:section>
      <text:p text:style-name="P61"/>
      <text:p text:style-name="P34"/>
      <text:p text:style-name="P6"/>
      <text:p text:style-name="P6"/>
      <text:p text:style-name="P6"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50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90">if($("#exampleRadios1").is(":checked"))</text:span></text:span></text:p>
      <text:p text:style-name="P18"><text:span text:style-name="Strong_20_Emphasis"><text:span text:style-name="T90"><text:tab/>{</text:span></text:span></text:p>
      <text:p text:style-name="P18"><text:span text:style-name="Strong_20_Emphasis"><text:span text:style-name="T90"><text:tab/><text:tab/>$('#exampleRadios1').addClass('my-radio');</text:span></text:span></text:p>
      <text:p text:style-name="P18"><text:span text:style-name="Strong_20_Emphasis"><text:span text:style-name="T90"><text:tab/><text:tab/>$('#exampleRadios2').removeClass('my-radio');</text:span></text:span></text:p>
      <text:p text:style-name="P18"><text:span text:style-name="Strong_20_Emphasis"><text:span text:style-name="T90"><text:tab/><text:tab/>$("#ext_camp").hide();</text:span></text:span></text:p>
      <text:p text:style-name="P18"><text:span text:style-name="Strong_20_Emphasis"><text:span text:style-name="T90"><text:tab/>}</text:span></text:span></text:p>
      <text:p text:style-name="P18"><text:soft-page-break/><text:span text:style-name="Strong_20_Emphasis"><text:span text:style-name="T90">})</text:span></text:span></text:p>
      <text:p text:style-name="P18"><text:span text:style-name="Source_20_Text"><text:span text:style-name="T95"/></text:span></text:p>
      <text:p text:style-name="P12">hasClass() Exmaple:</text:p>
      <text:p text:style-name="P29">&lt;script&gt;</text:p>
      <text:p text:style-name="P29">$(document).ready(function(){</text:p>
      <text:p text:style-name="P29"><text:s text:c="2"/>$("button").click(function(){</text:p>
      <text:p text:style-name="P29"><text:s text:c="4"/>alert($("p").hasClass("intro"));</text:p>
      <text:p text:style-name="P29"><text:s text:c="2"/>});</text:p>
      <text:p text:style-name="P29">});</text:p>
      <text:p text:style-name="P29">&lt;/script&gt;</text:p>
      <text:p text:style-name="P30">&lt;p class="intro"&gt;This is a paragraph.&lt;/p&gt;</text:p>
      <text:p text:style-name="P30">&lt;p&gt;This is another paragraph.&lt;/p&gt;</text:p>
      <text:p text:style-name="P30"/>
      <text:p text:style-name="P31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7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7"><text:span text:style-name="Source_20_Text"><text:span text:style-name="T4"/></text:span></text:p>
      <text:p text:style-name="P38"><text:span text:style-name="Source_20_Text"><text:span text:style-name="T7">append(),prepend() </text:span></text:span><text:span text:style-name="Source_20_Text"><text:span text:style-name="T8">Example:</text:span></text:span></text:p>
      <text:p text:style-name="P38"><text:span text:style-name="Source_20_Text"><text:span text:style-name="T8"/></text:span></text:p>
      <text:p text:style-name="P38"><text:span text:style-name="Source_20_Text"><text:span text:style-name="T20">&lt;script&gt;</text:span></text:span></text:p>
      <text:p text:style-name="P38"><text:span text:style-name="Source_20_Text"><text:span text:style-name="T20">$(document).ready(function(){</text:span></text:span></text:p>
      <text:p text:style-name="P38"><text:span text:style-name="Source_20_Text"><text:span text:style-name="T20"><text:s text:c="2"/>$("#btn1").click(function(){</text:span></text:span></text:p>
      <text:p text:style-name="P38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9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/></text:span></text:p>
      <text:p text:style-name="P38"><text:span text:style-name="Source_20_Text"><text:span text:style-name="T20"><text:s text:c="2"/>$("#btn2").click(function(){</text:span></text:span></text:p>
      <text:p text:style-name="P38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40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>});</text:span></text:span></text:p>
      <text:p text:style-name="P38"><text:span text:style-name="Source_20_Text"><text:span text:style-name="T20">&lt;/script&gt;</text:span></text:span></text:p>
      <text:p text:style-name="P38"><text:span text:style-name="Source_20_Text"><text:span text:style-name="T20">&lt;/head&gt;</text:span></text:span></text:p>
      <text:p text:style-name="P38"><text:span text:style-name="Source_20_Text"><text:span text:style-name="T20">&lt;body&gt;</text:span></text:span></text:p>
      <text:p text:style-name="P38"><text:span text:style-name="Source_20_Text"><text:span text:style-name="T20"/></text:span></text:p>
      <text:p text:style-name="P38"><text:soft-page-break/><text:span text:style-name="Source_20_Text"><text:span text:style-name="T20">&lt;p&gt;This is a paragraph.&lt;/p&gt;</text:span></text:span></text:p>
      <text:p text:style-name="P38"><text:span text:style-name="Source_20_Text"><text:span text:style-name="T20">&lt;p&gt;This is another paragraph.&lt;/p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ol&gt;</text:span></text:span></text:p>
      <text:p text:style-name="P38"><text:span text:style-name="Source_20_Text"><text:span text:style-name="T20"><text:s text:c="2"/>&lt;li&gt;List item 1&lt;/li&gt;</text:span></text:span></text:p>
      <text:p text:style-name="P38"><text:span text:style-name="Source_20_Text"><text:span text:style-name="T20"><text:s text:c="2"/>&lt;li&gt;List item 2&lt;/li&gt;</text:span></text:span></text:p>
      <text:p text:style-name="P38"><text:span text:style-name="Source_20_Text"><text:span text:style-name="T20"><text:s text:c="2"/>&lt;li&gt;List item 3&lt;/li&gt;</text:span></text:span></text:p>
      <text:p text:style-name="P38"><text:span text:style-name="Source_20_Text"><text:span text:style-name="T20">&lt;/ol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button id="btn1"&gt;Append text&lt;/button&gt;</text:span></text:span></text:p>
      <text:p text:style-name="P38"><text:span text:style-name="Source_20_Text"><text:span text:style-name="T20">&lt;button id="btn2"&gt;Append list items&lt;/button&gt;</text:span></text:span></text:p>
      <text:p text:style-name="P38"><text:span text:style-name="Source_20_Text"><text:span text:style-name="T20"/></text:span></text:p>
      <text:p text:style-name="P41"><text:span text:style-name="Source_20_Text"><text:span text:style-name="T38">appendTo(), </text:span></text:span><text:span text:style-name="Source_20_Text"><text:span text:style-name="T39">prependTo()</text:span></text:span><text:span text:style-name="Source_20_Text"><text:span text:style-name="T38"> Example:</text:span></text:span></text:p>
      <text:p text:style-name="P41"><text:span text:style-name="Source_20_Text"><text:span text:style-name="T23">&lt;script&gt;</text:span></text:span></text:p>
      <text:p text:style-name="P41"><text:span text:style-name="Source_20_Text"><text:span text:style-name="T23">$(document).ready(function(){</text:span></text:span></text:p>
      <text:p text:style-name="P41"><text:span text:style-name="Source_20_Text"><text:span text:style-name="T23"><text:s text:c="2"/>$("button").click(function(){</text:span></text:span></text:p>
      <text:p text:style-name="P41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2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1"><text:span text:style-name="Source_20_Text"><text:span text:style-name="T23"><text:s text:c="2"/>});</text:span></text:span></text:p>
      <text:p text:style-name="P41"><text:span text:style-name="Source_20_Text"><text:span text:style-name="T23">});</text:span></text:span></text:p>
      <text:p text:style-name="P41"><text:span text:style-name="Source_20_Text"><text:span text:style-name="T23">&lt;/script&gt;</text:span></text:span></text:p>
      <text:p text:style-name="P41"><text:span text:style-name="Source_20_Text"><text:span text:style-name="T23">&lt;/head&gt;</text:span></text:span></text:p>
      <text:p text:style-name="P41"><text:span text:style-name="Source_20_Text"><text:span text:style-name="T23">&lt;body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button&gt;Insert span element at the end of each p element&lt;/button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p&gt;This is a paragraph.&lt;/p&gt;</text:span></text:span></text:p>
      <text:p text:style-name="P41"><text:span text:style-name="Source_20_Text"><text:span text:style-name="T23">&lt;p&gt;This is another paragraph.&lt;/p&gt;</text:span></text:span></text:p>
      <text:p text:style-name="P41"><text:span text:style-name="Source_20_Text"><text:span text:style-name="T23"/></text:span></text:p>
      <text:p text:style-name="P54"><text:span text:style-name="Source_20_Text"><text:span text:style-name="T35">7) </text:span></text:span><text:span text:style-name="Source_20_Text"><text:span text:style-name="T40">prop(), </text:span></text:span><text:span text:style-name="Source_20_Text"><text:span text:style-name="T41">removeProp()</text:span></text:span><text:span text:style-name="Source_20_Text"><text:span text:style-name="T40"> function…………………………………………………</text:span></text:span></text:p>
      <text:p text:style-name="P43"><text:span text:style-name="Source_20_Text"><text:span text:style-name="T35">Example:</text:span></text:span></text:p>
      <text:p text:style-name="P43"><text:span text:style-name="Source_20_Text"><text:span text:style-name="T35"/></text:span></text:p>
      <text:p text:style-name="P43"><text:span text:style-name="Source_20_Text"><text:span text:style-name="T25">&lt;script&gt;</text:span></text:span></text:p>
      <text:p text:style-name="P43"><text:span text:style-name="Source_20_Text"><text:span text:style-name="T25">$(document).ready(function(){</text:span></text:span></text:p>
      <text:p text:style-name="P43"><text:span text:style-name="Source_20_Text"><text:span text:style-name="T25"><text:s text:c="2"/>$("button").click(function(){</text:span></text:span></text:p>
      <text:p text:style-name="P43"><text:span text:style-name="Source_20_Text"><text:span text:style-name="T25"><text:s text:c="4"/>var $x = $("div");</text:span></text:span></text:p>
      <text:p text:style-name="P43"><text:span text:style-name="Source_20_Text"><text:span text:style-name="T25"><text:s text:c="4"/>$x.prop("color", "FF0000");</text:span></text:span></text:p>
      <text:p text:style-name="P43"><text:span text:style-name="Source_20_Text"><text:span text:style-name="T25"><text:s text:c="4"/>$x.append("The color property has the following value: " + $x.prop("color"));</text:span></text:span></text:p>
      <text:p text:style-name="P43"><text:span text:style-name="Source_20_Text"><text:span text:style-name="T25"><text:s text:c="4"/>$x.removeProp("color");</text:span></text:span></text:p>
      <text:p text:style-name="P43"><text:span text:style-name="Source_20_Text"><text:span text:style-name="T25"><text:s text:c="4"/>$x.append("&lt;br&gt;Now the color property has the following value: " + $x.prop("color"));</text:span></text:span></text:p>
      <text:p text:style-name="P43"><text:span text:style-name="Source_20_Text"><text:span text:style-name="T25"><text:s text:c="2"/>});</text:span></text:span></text:p>
      <text:p text:style-name="P43"><text:span text:style-name="Source_20_Text"><text:span text:style-name="T25">});</text:span></text:span></text:p>
      <text:p text:style-name="P43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3"><text:span text:style-name="Source_20_Text"><text:span text:style-name="T25">&lt;/head&gt;</text:span></text:span></text:p>
      <text:p text:style-name="P43"><text:span text:style-name="Source_20_Text"><text:span text:style-name="T25">&lt;body&gt;</text:span></text:span></text:p>
      <text:p text:style-name="P43"><text:span text:style-name="Source_20_Text"><text:span text:style-name="T25"/></text:span></text:p>
      <text:p text:style-name="P43"><text:soft-page-break/><text:span text:style-name="Source_20_Text"><text:span text:style-name="T25">&lt;button&gt;Add and remove a property&lt;/button&gt;&lt;br&gt;&lt;br&gt;</text:span></text:span></text:p>
      <text:p text:style-name="P43"><text:span text:style-name="Source_20_Text"><text:span text:style-name="T25"/></text:span></text:p>
      <text:p text:style-name="P43"><text:span text:style-name="Source_20_Text"><text:span text:style-name="T25">&lt;div&gt;&lt;/div&gt;</text:span></text:span></text:p>
      <text:p text:style-name="P43"><text:span text:style-name="Source_20_Text"><text:span text:style-name="T25"/></text:span></text:p>
      <text:p text:style-name="P78"><text:span text:style-name="Source_20_Text"><text:span text:style-name="T36">exmple 2: </text:span></text:span><text:span text:style-name="Source_20_Text"><text:span text:style-name="T37">[JS array and Associative array Assign]</text:span></text:span></text:p>
      <text:p text:style-name="P78"><text:span text:style-name="Source_20_Text"><text:span text:style-name="T33">N:B:</text:span></text:span><text:span text:style-name="Source_20_Text"><text:span text:style-name="T32">value assign into JavaScript associative array and store this array into <text:s/>BUTTON parameters using prop() function</text:span></text:span></text:p>
      <text:p text:style-name="P78"><text:span text:style-name="Source_20_Text"><text:span text:style-name="T32"/></text:span></text:p>
      <text:p text:style-name="P80"><text:span text:style-name="Source_20_Text"><text:span text:style-name="T34">HTML:</text:span></text:span></text:p>
      <text:p text:style-name="P78"><text:span text:style-name="Source_20_Text"><text:span text:style-name="T134">&lt;input type="hidden" id="store_id" name="store_id" value="'.$gatewaystore_id.'" /&gt;</text:span></text:span></text:p>
      <text:p text:style-name="P78"><text:span text:style-name="Source_20_Text"><text:span text:style-name="T134"><text:tab/><text:tab/>&lt;input type="hidden" id="store_passwd" name="store_passwd" value="'.$gatewaystore_password.'" /&gt;</text:span></text:span></text:p>
      <text:p text:style-name="P78"><text:span text:style-name="Source_20_Text"><text:span text:style-name="T134"><text:tab/><text:tab/>&lt;input type="hidden" id="direct_api_url" name="direct_api_url" value="'.$url.'" /&gt;</text:span></text:span></text:p>
      <text:p text:style-name="P78"><text:span text:style-name="Source_20_Text"><text:span text:style-name="T134"><text:tab/><text:tab/>&lt;input type="hidden" id="total_amount" name="total_amount" value="'.$total.'" /&gt;</text:span></text:span></text:p>
      <text:p text:style-name="P78"><text:span text:style-name="Source_20_Text"><text:span text:style-name="T134"><text:tab/><text:tab/>&lt;input type="hidden" id="currency" name="currency" value="'.$currency.'" /&gt;</text:span></text:span></text:p>
      <text:p text:style-name="P78"><text:span text:style-name="Source_20_Text"><text:span text:style-name="T134"><text:tab/></text:span></text:span></text:p>
      <text:p text:style-name="P78"><text:span text:style-name="Source_20_Text"><text:span text:style-name="T134"><text:tab/><text:tab/>&lt;input type="hidden" id="tran_id" name="tran_id" value="'.$invoiceid.'" /&gt;</text:span></text:span></text:p>
      <text:p text:style-name="P78"><text:span text:style-name="Source_20_Text"><text:span text:style-name="T134"><text:tab/><text:tab/>&lt;input type="hidden" id="success_url" name="success_url" value="'.$success_url.'" /&gt;</text:span></text:span></text:p>
      <text:p text:style-name="P78"><text:span text:style-name="Source_20_Text"><text:span text:style-name="T134"><text:tab/><text:tab/>&lt;input type="hidden" id="fail_url" name="fail_url" value="'.$fail_url.'" /&gt;</text:span></text:span></text:p>
      <text:p text:style-name="P78"><text:span text:style-name="Source_20_Text"><text:span text:style-name="T134"/></text:span></text:p>
      <text:p text:style-name="P78"><text:span text:style-name="Source_20_Text"><text:span text:style-name="T134">&lt;button class="your-button-class" id="sslczPayBtn"</text:span></text:span></text:p>
      <text:p text:style-name="P78"><text:span text:style-name="Source_20_Text"><text:span text:style-name="T134"><text:tab/><text:tab/></text:span></text:span></text:p>
      <text:p text:style-name="P78"><text:span text:style-name="Source_20_Text"><text:span text:style-name="T134"><text:tab/><text:tab/>postdata=""</text:span></text:span></text:p>
      <text:p text:style-name="P78"><text:span text:style-name="Source_20_Text"><text:span text:style-name="T134"><text:tab/><text:tab/>order="'.$invoiceid.'"</text:span></text:span></text:p>
      <text:p text:style-name="P78"><text:span text:style-name="Source_20_Text"><text:span text:style-name="T134"><text:tab/><text:tab/>endpoint="https://www.mylighthost.com/manager/modules/gateways/mlhSSL/endpoint.php"&gt; Pay SSL NOW</text:span></text:span></text:p>
      <text:p text:style-name="P78"><text:span text:style-name="Source_20_Text"><text:span text:style-name="T134">&lt;/button&gt;</text:span></text:span></text:p>
      <text:p text:style-name="P78"><text:span text:style-name="Source_20_Text"><text:span text:style-name="T32"/></text:span></text:p>
      <text:p text:style-name="P78"><text:span text:style-name="Source_20_Text"><text:span text:style-name="T134">&lt;script type="text/javascript"&gt;</text:span></text:span></text:p>
      <text:p text:style-name="P78"><text:span text:style-name="Source_20_Text"><text:span text:style-name="T134">changeObj();</text:span></text:span></text:p>
      <text:p text:style-name="P78"><text:span text:style-name="Source_20_Text"><text:span text:style-name="T134">function changeObj() {</text:span></text:span></text:p>
      <text:p text:style-name="P78"><text:span text:style-name="Source_20_Text"><text:span text:style-name="T134"><text:s text:c="8"/>var obj = {};</text:span></text:span></text:p>
      <text:p text:style-name="P78"><text:span text:style-name="Source_20_Text"><text:span text:style-name="T134"><text:s text:c="9"/>obj.store_id = $("#store_id").val();</text:span></text:span></text:p>
      <text:p text:style-name="P78"><text:span text:style-name="Source_20_Text"><text:span text:style-name="T134"><text:s text:c="9"/>obj.store_passwd = $("#store_passwd").val();</text:span></text:span></text:p>
      <text:p text:style-name="P78"><text:span text:style-name="Source_20_Text"><text:span text:style-name="T134"><text:s text:c="9"/>obj.direct_api_url = $("#direct_api_url").val();</text:span></text:span></text:p>
      <text:p text:style-name="P78"><text:span text:style-name="Source_20_Text"><text:span text:style-name="T134"><text:s text:c="9"/>obj.total_amount = $("#total_amount").val();</text:span></text:span></text:p>
      <text:p text:style-name="P78"><text:span text:style-name="Source_20_Text"><text:span text:style-name="T134"><text:s text:c="9"/>obj.currency = $("#currency").val();</text:span></text:span></text:p>
      <text:p text:style-name="P78"><text:span text:style-name="Source_20_Text"><text:span text:style-name="T134"><text:s text:c="9"/>obj.tran_id = $("#tran_id").val();</text:span></text:span></text:p>
      <text:p text:style-name="P78"><text:span text:style-name="Source_20_Text"><text:span text:style-name="T134"><text:s text:c="9"/>obj.success_url = $("#success_url").val();</text:span></text:span></text:p>
      <text:p text:style-name="P78"><text:span text:style-name="Source_20_Text"><text:span text:style-name="T134"><text:s text:c="9"/>obj.fail_url = $("#fail_url").val();</text:span></text:span></text:p>
      <text:p text:style-name="P78"><text:span text:style-name="Source_20_Text"><text:span text:style-name="T134"><text:s text:c="9"/>obj.cancel_url = $("#cancel_url").val();</text:span></text:span></text:p>
      <text:p text:style-name="P78"><text:span text:style-name="Source_20_Text"><text:span text:style-name="T134"><text:s text:c="9"/>obj.cus_name = $("#cus_name").val();</text:span></text:span></text:p>
      <text:p text:style-name="P78"><text:span text:style-name="Source_20_Text"><text:span text:style-name="T134"><text:s text:c="9"/>obj.cus_email = $("#cus_email").val();</text:span></text:span></text:p>
      <text:p text:style-name="P78"><text:span text:style-name="Source_20_Text"><text:span text:style-name="T134"><text:s text:c="9"/>obj.cus_phone = $("#cus_phone").val();</text:span></text:span></text:p>
      <text:p text:style-name="P78"><text:span text:style-name="Source_20_Text"><text:span text:style-name="T134"><text:s text:c="9"/>obj.cus_add1 = $("#cus_add1").val();</text:span></text:span></text:p>
      <text:p text:style-name="P78"><text:soft-page-break/><text:span text:style-name="Source_20_Text"><text:span text:style-name="T134"><text:s text:c="9"/>obj.cus_add2 = $("#cus_add2").val();</text:span></text:span></text:p>
      <text:p text:style-name="P78"><text:span text:style-name="Source_20_Text"><text:span text:style-name="T134"><text:s text:c="9"/>obj.cus_city = $("#cus_city").val();</text:span></text:span></text:p>
      <text:p text:style-name="P78"><text:span text:style-name="Source_20_Text"><text:span text:style-name="T134"><text:s text:c="9"/>obj.cus_state = $("#cus_state").val();</text:span></text:span></text:p>
      <text:p text:style-name="P78"><text:span text:style-name="Source_20_Text"><text:span text:style-name="T134"><text:s text:c="9"/>obj.cus_postcode = $("#cus_postcode").val();</text:span></text:span></text:p>
      <text:p text:style-name="P78"><text:span text:style-name="Source_20_Text"><text:span text:style-name="T134"><text:s text:c="9"/>obj.cus_country = $("#cus_country").val();</text:span></text:span></text:p>
      <text:p text:style-name="P78"><text:span text:style-name="Source_20_Text"><text:span text:style-name="T134"><text:s text:c="8"/></text:span></text:span></text:p>
      <text:p text:style-name="P78"><text:span text:style-name="Source_20_Text"><text:span text:style-name="T134"><text:s text:c="5"/></text:span></text:span></text:p>
      <text:p text:style-name="P78"><text:span text:style-name="Source_20_Text"><text:span text:style-name="T134"><text:s text:c="12"/>// var obj = { <text:s/>"amount": $(".total_amount").val() };</text:span></text:span></text:p>
      <text:p text:style-name="P78"><text:span text:style-name="Source_20_Text"><text:span text:style-name="T134"/></text:span></text:p>
      <text:p text:style-name="P78"><text:span text:style-name="Source_20_Text"><text:span text:style-name="T134"><text:s text:c="8"/>$("#sslczPayBtn").prop("postdata", obj);</text:span></text:span></text:p>
      <text:p text:style-name="P78"><text:span text:style-name="Source_20_Text"><text:span text:style-name="T134"><text:s text:c="4"/>}</text:span></text:span></text:p>
      <text:p text:style-name="P78"><text:span text:style-name="Source_20_Text"><text:span text:style-name="T134"/></text:span></text:p>
      <text:p text:style-name="P79"><text:span text:style-name="Source_20_Text"><text:span text:style-name="T134">&lt;/script&gt;</text:span></text:span></text:p>
      <text:p text:style-name="P78"><text:span text:style-name="Source_20_Text"><text:span text:style-name="T134"/></text:span></text:p>
      <text:p text:style-name="P43"><text:span text:style-name="Source_20_Text"><text:span text:style-name="T25"/></text:span></text:p>
      <text:p text:style-name="P43"><text:span text:style-name="Source_20_Text"><text:span text:style-name="T25"/></text:span></text:p>
      <text:p text:style-name="P44"><text:span text:style-name="Source_20_Text"><text:span text:style-name="T26">8) <text:s/>find(), parent(),parents()………………………….</text:span></text:span></text:p>
      <text:p text:style-name="P44"><text:span text:style-name="Source_20_Text"><text:span text:style-name="T26"/></text:span></text:p>
      <text:h text:style-name="P81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5"><text:span text:style-name="Source_20_Text"><text:span text:style-name="T28">$(document).ready(function(){</text:span></text:span></text:p>
      <text:p text:style-name="P45"><text:span text:style-name="Source_20_Text"><text:span text:style-name="T28"><text:s text:c="2"/>$("ul").find("span").css({"color": "red", "border": "2px solid red"});</text:span></text:span></text:p>
      <text:p text:style-name="P45"><text:span text:style-name="Source_20_Text"><text:span text:style-name="T28">});</text:span></text:span></text:p>
      <text:p text:style-name="P45"><text:span text:style-name="Source_20_Text"><text:span text:style-name="T28">&lt;/script&gt;</text:span></text:span></text:p>
      <text:p text:style-name="P45"><text:span text:style-name="Source_20_Text"><text:span text:style-name="T28">&lt;/head&gt;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>&lt;body class="ancestors"&gt;body (great-grandparent)</text:span></text:span></text:p>
      <text:p text:style-name="P45"><text:span text:style-name="Source_20_Text"><text:span text:style-name="T28"><text:s text:c="2"/>&lt;div style="width:500px;"&gt;div (grandparent)</text:span></text:span></text:p>
      <text:p text:style-name="P45"><text:span text:style-name="Source_20_Text"><text:span text:style-name="T28"><text:s text:c="4"/>&lt;ul&gt;ul (direct parent) <text:s/></text:span></text:span></text:p>
      <text:p text:style-name="P45"><text:span text:style-name="Source_20_Text"><text:span text:style-name="T28"><text:s text:c="6"/>&lt;li&gt;li (child)</text:span></text:span></text:p>
      <text:p text:style-name="P45"><text:span text:style-name="Source_20_Text"><text:span text:style-name="T28"><text:s text:c="8"/>&lt;span&gt;span (grandchild)&lt;/span&gt;</text:span></text:span></text:p>
      <text:p text:style-name="P45"><text:span text:style-name="Source_20_Text"><text:span text:style-name="T28"><text:s text:c="6"/>&lt;/li&gt;</text:span></text:span></text:p>
      <text:p text:style-name="P45"><text:span text:style-name="Source_20_Text"><text:span text:style-name="T28"><text:s text:c="4"/>&lt;/ul&gt; <text:s text:c="2"/></text:span></text:span></text:p>
      <text:p text:style-name="P45"><text:span text:style-name="Source_20_Text"><text:span text:style-name="T28"><text:s text:c="2"/>&lt;/div&gt;</text:span></text:span></text:p>
      <text:p text:style-name="P45"><text:span text:style-name="Source_20_Text"><text:span text:style-name="T28">&lt;/body&gt;</text:span></text:span></text:p>
      <text:p text:style-name="P45"><text:span text:style-name="Source_20_Text"><text:span text:style-name="T28"/></text:span></text:p>
      <text:h text:style-name="P82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7">&lt;script&gt;</text:p>
      <text:p text:style-name="P47">$(document).ready(function(){</text:p>
      <text:p text:style-name="P47"><text:s text:c="2"/>$("span").parent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<text:soft-page-break/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6"/>
      <text:h text:style-name="P83" text:outline-level="3">Example: <text:span text:style-name="T47">parents() w3school</text:span></text:h>
      <text:p text:style-name="Text_20_body">Return all ancestor elements of &lt;span&gt;:</text:p>
      <text:p text:style-name="P47">&lt;script&gt;</text:p>
      <text:p text:style-name="P47">$(document).ready(function(){</text:p>
      <text:p text:style-name="P47"><text:s text:c="2"/>$("span").parents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7"/>
      <text:p text:style-name="P48">combile<text:span text:style-name="T48"> example: as</text:span><text:span text:style-name="T49">i</text:span><text:span text:style-name="T48">de nar actice jquery:</text:span></text:p>
      <text:p text:style-name="P46"/>
      <text:p text:style-name="P49"><text:span text:style-name="Source_20_Text"><text:span text:style-name="T15"><text:tab/></text:span></text:span><text:span text:style-name="Source_20_Text"><text:span text:style-name="T50">&lt;body&gt;</text:span></text:span></text:p>
      <text:p text:style-name="P49"><text:span text:style-name="Source_20_Text"><text:span text:style-name="T50"><text:tab/><text:tab/>&lt;div class="col-sm-3 col-md-2 sidebar"&gt;</text:span></text:span></text:p>
      <text:p text:style-name="P49"><text:span text:style-name="Source_20_Text"><text:span text:style-name="T50"><text:tab/><text:tab/><text:tab/>&lt;ul class="nav nav-sidebar"&gt;</text:span></text:span></text:p>
      <text:p text:style-name="P49"><text:span text:style-name="Source_20_Text"><text:span text:style-name="T50"><text:tab/><text:tab/><text:tab/><text:tab/>&lt;li class="active"&gt;&lt;a href="#"&gt;Add &lt;/a&gt;&lt;/li&gt;</text:span></text:span></text:p>
      <text:p text:style-name="P49"><text:span text:style-name="Source_20_Text"><text:span text:style-name="T50"><text:tab/><text:tab/><text:tab/><text:tab/>&lt;li&gt;&lt;a href="#"&gt;View/Modify&lt;/a&gt;&lt;/li&gt;</text:span></text:span></text:p>
      <text:p text:style-name="P49"><text:span text:style-name="Source_20_Text"><text:span text:style-name="T50"><text:tab/><text:tab/><text:tab/><text:tab/>&lt;li&gt;&lt;a href="#"&gt;Delete&lt;/a&gt;&lt;/li&gt;</text:span></text:span></text:p>
      <text:p text:style-name="P49"><text:span text:style-name="Source_20_Text"><text:span text:style-name="T50"><text:tab/><text:tab/><text:tab/>&lt;/ul&gt;</text:span></text:span></text:p>
      <text:p text:style-name="P49"><text:span text:style-name="Source_20_Text"><text:span text:style-name="T50">&lt;/div&gt;</text:span></text:span></text:p>
      <text:p text:style-name="P49"><text:span text:style-name="Source_20_Text"><text:span text:style-name="T50"/></text:span></text:p>
      <text:p text:style-name="P49"><text:span text:style-name="Source_20_Text"><text:span text:style-name="T50">&lt;script type="text/javascript"&gt;</text:span></text:span></text:p>
      <text:p text:style-name="P49"><text:span text:style-name="Source_20_Text"><text:span text:style-name="T50"><text:tab/>$('.nav a').on('click',function(){</text:span></text:span></text:p>
      <text:p text:style-name="P49"><text:span text:style-name="Source_20_Text"><text:span text:style-name="T50"><text:tab/><text:tab/>$('.nav').find('.active').removeClass('active');</text:span></text:span></text:p>
      <text:p text:style-name="P49"><text:span text:style-name="Source_20_Text"><text:span text:style-name="T50"><text:tab/><text:tab/>$(this).parent().addClass('active');</text:span></text:span></text:p>
      <text:p text:style-name="P49"><text:span text:style-name="Source_20_Text"><text:span text:style-name="T50"><text:tab/>});</text:span></text:span></text:p>
      <text:p text:style-name="P49"><text:span text:style-name="Source_20_Text"><text:span text:style-name="T50">&lt;/script&gt; <text:s text:c="3"/></text:span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51"><text:span text:style-name="Source_20_Text"><text:span text:style-name="T42">9) index() Method:</text:span></text:span></text:p>
      <text:h text:style-name="P84" text:outline-level="3"><text:soft-page-break/><text:span text:style-name="Source_20_Text"><text:span text:style-name="T42">Example</text:span></text:span></text:h>
      <text:p text:style-name="Text_20_body">Get the index of the clicked &lt;li&gt; element :---</text:p>
      <text:p text:style-name="P52">&lt;script&gt;</text:p>
      <text:p text:style-name="P52">$(document).ready(function(){</text:p>
      <text:p text:style-name="P52">$("#test li").each(function(){</text:p>
      <text:p text:style-name="P52"><text:tab/> <text:s/>$(this).click(function(){</text:p>
      <text:p text:style-name="P52"><text:s text:c="4"/><text:tab/>alert($(this).index());</text:p>
      <text:p text:style-name="P53"><text:s text:c="2"/>});</text:p>
      <text:p text:style-name="P52">});</text:p>
      <text:p text:style-name="P52"/>
      <text:p text:style-name="P52">});</text:p>
      <text:p text:style-name="P52">&lt;/script&gt;</text:p>
      <text:p text:style-name="P52">&lt;/head&gt;</text:p>
      <text:p text:style-name="P52">&lt;body&gt;</text:p>
      <text:p text:style-name="P52"/>
      <text:p text:style-name="P52">&lt;p&gt;Click the list items to get the index position, relative to its sibling elements&lt;/p&gt;</text:p>
      <text:p text:style-name="P52"/>
      <text:p text:style-name="P52">&lt;ul id='test'&gt;</text:p>
      <text:p text:style-name="P52"><text:s text:c="2"/>&lt;li&gt;Coffee&lt;/li&gt;</text:p>
      <text:p text:style-name="P52"><text:s text:c="2"/>&lt;li&gt;Milk&lt;/li&gt;</text:p>
      <text:p text:style-name="P52"><text:s text:c="2"/>&lt;li&gt;Soda&lt;/li&gt;</text:p>
      <text:p text:style-name="P52">&lt;/ul&gt;</text:p>
      <text:p text:style-name="P52"/>
      <text:p text:style-name="P52"/>
      <text:p text:style-name="P64"><text:span text:style-name="Source_20_Text"><text:span text:style-name="T43">9) </text:span></text:span><text:span text:style-name="Source_20_Text"><text:span text:style-name="T112">change() Method:</text:span></text:span></text:p>
      <text:p text:style-name="P64"><text:span text:style-name="Source_20_Text"><text:span text:style-name="T113">Note:</text:span></text:span><text:span text:style-name="Source_20_Text"><text:span text:style-name="T124"> .change() method check when hit the enter button then input value change or not</text:span></text:span></text:p>
      <text:p text:style-name="P64"><text:span text:style-name="Source_20_Text"><text:span text:style-name="T124"/></text:span></text:p>
      <text:p text:style-name="P64"><text:span text:style-name="Source_20_Text"><text:span text:style-name="T85">Example: </text:span></text:span></text:p>
      <text:p text:style-name="P65"><text:span text:style-name="Source_20_Text"><text:span text:style-name="T75">&lt;script&gt;</text:span></text:span></text:p>
      <text:p text:style-name="P65"><text:span text:style-name="Source_20_Text"><text:span text:style-name="T75">$(document).ready(function(){</text:span></text:span></text:p>
      <text:p text:style-name="P65"><text:span text:style-name="Source_20_Text"><text:span text:style-name="T75"><text:s text:c="2"/>$("input").change(function(){</text:span></text:span></text:p>
      <text:p text:style-name="P65"><text:span text:style-name="Source_20_Text"><text:span text:style-name="T75"><text:s text:c="4"/>alert("The text has been changed.");</text:span></text:span></text:p>
      <text:p text:style-name="P65"><text:span text:style-name="Source_20_Text"><text:span text:style-name="T75"><text:s text:c="2"/>});</text:span></text:span></text:p>
      <text:p text:style-name="P65"><text:span text:style-name="Source_20_Text"><text:span text:style-name="T75">});</text:span></text:span></text:p>
      <text:p text:style-name="P65"><text:span text:style-name="Source_20_Text"><text:span text:style-name="T75">&lt;/script&gt;</text:span></text:span></text:p>
      <text:p text:style-name="P51"><text:span text:style-name="Source_20_Text"><text:span text:style-name="T74"/></text:span></text:p>
      <text:p text:style-name="P65"><text:span text:style-name="Source_20_Text"><text:span text:style-name="T75">&lt;input type="text" value='himel'&gt;</text:span></text:span></text:p>
      <text:p text:style-name="P65"><text:span text:style-name="Source_20_Text"><text:span text:style-name="T75"/></text:span></text:p>
      <text:p text:style-name="P65"><text:span text:style-name="Source_20_Text"><text:span text:style-name="T75"/></text:span></text:p>
      <text:p text:style-name="P66"><text:span text:style-name="Source_20_Text"><text:span text:style-name="T44">10</text:span></text:span><text:span text:style-name="Source_20_Text"><text:span text:style-name="T43">) </text:span></text:span><text:span text:style-name="Source_20_Text"><text:span text:style-name="T112">jQuery.type() Method </text:span></text:span><text:span text:style-name="Source_20_Text"><text:span text:style-name="T118">(veriable type)</text:span></text:span><text:span text:style-name="Source_20_Text"><text:span text:style-name="T112">:</text:span></text:span></text:p>
      <text:p text:style-name="P67"><text:span text:style-name="Source_20_Text"><text:span text:style-name="T114">Note: </text:span></text:span><text:span text:style-name="Source_20_Text"><text:span text:style-name="T123">This method use for find type of variable </text:span></text:span></text:p>
      <text:p text:style-name="P68"><text:span text:style-name="Source_20_Text"><text:span text:style-name="T123">Example:</text:span></text:span></text:p>
      <text:p text:style-name="P93"><text:span text:style-name="Source_20_Text"><text:span text:style-name="T125">jQuery.type( true ) === "boolean" </text:span></text:span></text:p>
      <text:list xml:id="list862127764" text:style-name="L1">
        <text:list-item>
          <text:p text:style-name="P116"><text:span text:style-name="Source_20_Text"><text:span text:style-name="T59">jQuery.type( new Boolean() ) === "boolean" </text:span></text:span></text:p>
        </text:list-item>
      </text:list>
      <text:list xml:id="list935894238" text:style-name="L2">
        <text:list-item>
          <text:p text:style-name="P117"><text:span text:style-name="Source_20_Text"><text:span text:style-name="T59">jQuery.type( 3 ) === "number" </text:span></text:span></text:p>
        </text:list-item>
      </text:list>
      <text:list xml:id="list966412843" text:style-name="L3">
        <text:list-item>
          <text:p text:style-name="P118"><text:span text:style-name="Source_20_Text"><text:span text:style-name="T59">jQuery.type( new Number(3) ) === "number" </text:span></text:span></text:p>
        </text:list-item>
      </text:list>
      <text:list xml:id="list1565198490" text:style-name="L4">
        <text:list-item>
          <text:p text:style-name="P119"><text:span text:style-name="Source_20_Text"><text:span text:style-name="T59">jQuery.type( "test" ) === "string" </text:span></text:span></text:p>
        </text:list-item>
      </text:list>
      <text:list xml:id="list3782226670" text:style-name="L5">
        <text:list-item>
          <text:p text:style-name="P120"><text:span text:style-name="Source_20_Text"><text:span text:style-name="T59">jQuery.type( new String("test") ) === "string" </text:span></text:span></text:p>
        </text:list-item>
      </text:list>
      <text:list xml:id="list4107116870" text:style-name="L6">
        <text:list-item>
          <text:p text:style-name="P121"><text:span text:style-name="Source_20_Text"><text:span text:style-name="T59">jQuery.type( function(){} ) === "function" </text:span></text:span></text:p>
        </text:list-item>
      </text:list>
      <text:list xml:id="list1518728713" text:style-name="L7">
        <text:list-item>
          <text:p text:style-name="P122"><text:soft-page-break/><text:span text:style-name="Source_20_Text"><text:span text:style-name="T59">jQuery.type( [] ) === "array" </text:span></text:span></text:p>
        </text:list-item>
      </text:list>
      <text:list xml:id="list4257263401" text:style-name="L8">
        <text:list-item>
          <text:p text:style-name="P123"><text:span text:style-name="Source_20_Text"><text:span text:style-name="T59">jQuery.type( new Array() ) === "array" </text:span></text:span></text:p>
        </text:list-item>
      </text:list>
      <text:list xml:id="list1420318158" text:style-name="L9">
        <text:list-item>
          <text:p text:style-name="P112"><text:span text:style-name="Source_20_Text"><text:span text:style-name="T59">jQuery.type( new Date() ) === "date"</text:span></text:span></text:p>
        </text:list-item>
      </text:list>
      <text:p text:style-name="Text_20_body"><text:span text:style-name="Source_20_Text"><text:span text:style-name="T59"/></text:span></text:p>
      <text:p text:style-name="P69"><text:span text:style-name="Source_20_Text"><text:span text:style-name="T44">1</text:span></text:span><text:span text:style-name="Source_20_Text"><text:span text:style-name="T45">1</text:span></text:span><text:span text:style-name="Source_20_Text"><text:span text:style-name="T43">) .</text:span></text:span><text:span text:style-name="Source_20_Text"><text:span text:style-name="T45">hover()</text:span></text:span><text:span text:style-name="Source_20_Text"><text:span text:style-name="T112"> Method </text:span></text:span><text:span text:style-name="Source_20_Text"><text:span text:style-name="T115">same work in css,jquery</text:span></text:span><text:span text:style-name="Source_20_Text"><text:span text:style-name="T112">:</text:span></text:span></text:p>
      <text:p text:style-name="P69"><text:span text:style-name="Source_20_Text"><text:span text:style-name="T112"/></text:span></text:p>
      <text:p text:style-name="P69"><text:span text:style-name="Source_20_Text"><text:span text:style-name="T125">&lt;script&gt;</text:span></text:span></text:p>
      <text:p text:style-name="P69"><text:span text:style-name="Source_20_Text"><text:span text:style-name="T125">$(document).ready(function(){</text:span></text:span></text:p>
      <text:p text:style-name="P69"><text:span text:style-name="Source_20_Text"><text:span text:style-name="T125"/></text:span></text:p>
      <text:p text:style-name="P69"><text:span text:style-name="Source_20_Text"><text:span text:style-name="T125"><text:s text:c="2"/>$("p").hover(function(){</text:span></text:span></text:p>
      <text:p text:style-name="P69"><text:span text:style-name="Source_20_Text"><text:span text:style-name="T125"><text:s text:c="4"/>$(this).css("background-color", "yellow");</text:span></text:span></text:p>
      <text:p text:style-name="P69"><text:span text:style-name="Source_20_Text"><text:span text:style-name="T125"><text:s text:c="4"/>}, function(){</text:span></text:span></text:p>
      <text:p text:style-name="P69"><text:span text:style-name="Source_20_Text"><text:span text:style-name="T125"><text:s text:c="4"/>$(this).css("background-color", "pink");</text:span></text:span></text:p>
      <text:p text:style-name="P69"><text:span text:style-name="Source_20_Text"><text:span text:style-name="T125"><text:s text:c="2"/>});</text:span></text:span></text:p>
      <text:p text:style-name="P69"><text:span text:style-name="Source_20_Text"><text:span text:style-name="T125"><text:s text:c="2"/></text:span></text:span></text:p>
      <text:p text:style-name="P69"><text:span text:style-name="Source_20_Text"><text:span text:style-name="T125">});</text:span></text:span></text:p>
      <text:p text:style-name="P69"><text:span text:style-name="Source_20_Text"><text:span text:style-name="T125">&lt;/script&gt;</text:span></text:span></text:p>
      <text:p text:style-name="P69"><text:span text:style-name="Source_20_Text"><text:span text:style-name="T125">&lt;p&gt;Hover the mouse pointer over this paragraph.&lt;/p&gt;</text:span></text:span></text:p>
      <text:p text:style-name="P70"><text:span text:style-name="Source_20_Text"><text:span text:style-name="T125"/></text:span></text:p>
      <text:p text:style-name="P70"><text:span text:style-name="Source_20_Text"><text:span text:style-name="T126">NB: when hover paragraph then color will yellow and when mouse move form p then color pink</text:span></text:span></text:p>
      <text:p text:style-name="P70"><text:span text:style-name="Source_20_Text"><text:span text:style-name="T126"/></text:span></text:p>
      <text:p text:style-name="P71"><text:span text:style-name="Source_20_Text"><text:span text:style-name="T127">CSS:</text:span></text:span></text:p>
      <text:p text:style-name="P71"><text:span text:style-name="Source_20_Text"><text:span text:style-name="T127"/></text:span></text:p>
      <text:p text:style-name="P71"><text:span text:style-name="Source_20_Text"><text:span text:style-name="T127">&lt;style&gt;</text:span></text:span></text:p>
      <text:p text:style-name="P71"><text:span text:style-name="Source_20_Text"><text:span text:style-name="T127">.dropdown-content a:hover {background-color: #ddd;}</text:span></text:span></text:p>
      <text:p text:style-name="P71"><text:span text:style-name="Source_20_Text"><text:span text:style-name="T127"/></text:span></text:p>
      <text:p text:style-name="P71"><text:span text:style-name="Source_20_Text"><text:span text:style-name="T127">.dropdown:hover .dropdown-content {display: block;}</text:span></text:span></text:p>
      <text:p text:style-name="P71"><text:span text:style-name="Source_20_Text"><text:span text:style-name="T127"/></text:span></text:p>
      <text:p text:style-name="P71"><text:span text:style-name="Source_20_Text"><text:span text:style-name="T127">.dropdown:hover .dropbtn {background-color: #3e8e41;}</text:span></text:span></text:p>
      <text:p text:style-name="P71"><text:span text:style-name="Source_20_Text"><text:span text:style-name="T127">&lt;/style&gt;</text:span></text:span></text:p>
      <text:p text:style-name="P71"><text:span text:style-name="Source_20_Text"><text:span text:style-name="T127"/></text:span></text:p>
      <text:p text:style-name="P71"><text:span text:style-name="Source_20_Text"><text:span text:style-name="T127"/></text:span></text:p>
      <text:p text:style-name="P71"><text:span text:style-name="Source_20_Text"><text:span text:style-name="T127">&lt;div class="dropdown"&gt;</text:span></text:span></text:p>
      <text:p text:style-name="P71"><text:span text:style-name="Source_20_Text"><text:span text:style-name="T127"><text:s text:c="2"/>&lt;button class="dropbtn"&gt;Dropdown&lt;/button&gt;</text:span></text:span></text:p>
      <text:p text:style-name="P71"><text:span text:style-name="Source_20_Text"><text:span text:style-name="T127"><text:s text:c="2"/>&lt;div class="dropdown-content"&gt;</text:span></text:span></text:p>
      <text:p text:style-name="P71"><text:span text:style-name="Source_20_Text"><text:span text:style-name="T127"><text:s text:c="4"/>&lt;a href="#"&gt;Link 1&lt;/a&gt;</text:span></text:span></text:p>
      <text:p text:style-name="P71"><text:span text:style-name="Source_20_Text"><text:span text:style-name="T127"><text:s text:c="4"/>&lt;a href="#"&gt;Link 2&lt;/a&gt;</text:span></text:span></text:p>
      <text:p text:style-name="P71"><text:span text:style-name="Source_20_Text"><text:span text:style-name="T127"><text:s text:c="4"/>&lt;a href="#"&gt;Link 3&lt;/a&gt;</text:span></text:span></text:p>
      <text:p text:style-name="P71"><text:span text:style-name="Source_20_Text"><text:span text:style-name="T127"><text:s text:c="2"/>&lt;/div&gt;</text:span></text:span></text:p>
      <text:p text:style-name="P71"><text:span text:style-name="Source_20_Text"><text:span text:style-name="T127">&lt;/div&gt;</text:span></text:span></text:p>
      <text:p text:style-name="P71"><text:span text:style-name="Source_20_Text"><text:span text:style-name="T127"/></text:span></text:p>
      <text:p text:style-name="P72"><text:span text:style-name="Source_20_Text"><text:span text:style-name="T130">Anothe Hover jqury:</text:span></text:span></text:p>
      <text:p text:style-name="P105"><text:span text:style-name="Source_20_Text"><text:span text:style-name="T128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106"><text:span text:style-name="Source_20_Text"><text:s text:c="4"/>$( this ).find( "span" ).last().remove();</text:span></text:p>
      <text:p text:style-name="Preformatted_20_Text"><text:soft-page-break/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97"><text:span text:style-name="Source_20_Text">&lt;/script&gt;</text:span></text:p>
      <text:p text:style-name="P99"><text:span text:style-name="Source_20_Text"><text:span text:style-name="T131">url:https://api.jquery.com/hover/</text:span></text:span></text:p>
      <text:p text:style-name="P100"><text:span text:style-name="Source_20_Text"><text:span text:style-name="T44">1</text:span></text:span><text:span text:style-name="Source_20_Text"><text:span text:style-name="T46">2</text:span></text:span><text:span text:style-name="Source_20_Text"><text:span text:style-name="T43">) .</text:span></text:span><text:span text:style-name="Source_20_Text"><text:span text:style-name="T112">remove() Method :</text:span></text:span></text:p>
      <text:p text:style-name="P101"><text:span text:style-name="Source_20_Text"><text:span text:style-name="T129">&lt;script&gt;</text:span></text:span></text:p>
      <text:p text:style-name="P101"><text:span text:style-name="Source_20_Text"><text:span text:style-name="T129">$(document).ready(function(){</text:span></text:span></text:p>
      <text:p text:style-name="P100"><text:span text:style-name="Source_20_Text"><text:span text:style-name="T129"><text:s text:c="2"/>$("button").click(function(){</text:span></text:span></text:p>
      <text:p text:style-name="P100"><text:span text:style-name="Source_20_Text"><text:span text:style-name="T129"><text:s text:c="4"/>$("p").remove();</text:span></text:span></text:p>
      <text:p text:style-name="P100"><text:span text:style-name="Source_20_Text"><text:span text:style-name="T129"><text:s text:c="2"/>});</text:span></text:span></text:p>
      <text:p text:style-name="P100"><text:span text:style-name="Source_20_Text"><text:span text:style-name="T129">});</text:span></text:span></text:p>
      <text:p text:style-name="P100"><text:span text:style-name="Source_20_Text"><text:span text:style-name="T129">&lt;/script&gt;</text:span></text:span></text:p>
      <text:p text:style-name="P100"><text:span text:style-name="Source_20_Text"><text:span text:style-name="T127">&lt;p&gt;This is a paragraph.&lt;/p&gt;</text:span></text:span></text:p>
      <text:p text:style-name="P100"><text:span text:style-name="Source_20_Text"><text:span text:style-name="T127">&lt;p&gt;This is another paragraph.&lt;/p&gt;</text:span></text:span></text:p>
      <text:p text:style-name="P100"><text:span text:style-name="Source_20_Text"><text:span text:style-name="T127">&lt;button&gt;Remove all p elements&lt;/button&gt;</text:span></text:span></text:p>
      <text:p text:style-name="P100"><text:span text:style-name="Source_20_Text"><text:span text:style-name="T127"/></text:span></text:p>
      <text:p text:style-name="P102"><text:span text:style-name="Source_20_Text"><text:span text:style-name="T116">1</text:span></text:span><text:span text:style-name="Source_20_Text"><text:span text:style-name="T117">3</text:span></text:span><text:span text:style-name="Source_20_Text"><text:span text:style-name="T112">) .last() Method :</text:span></text:span></text:p>
      <text:p text:style-name="P102"><text:span text:style-name="Source_20_Text"><text:span text:style-name="T129">&lt;script&gt;</text:span></text:span></text:p>
      <text:p text:style-name="P102"><text:span text:style-name="Source_20_Text"><text:span text:style-name="T129">$(document).ready(function(){</text:span></text:span></text:p>
      <text:p text:style-name="P102"><text:span text:style-name="Source_20_Text"><text:span text:style-name="T129"><text:s text:c="2"/>$("div p").last().css("background-color", "yellow");</text:span></text:span></text:p>
      <text:p text:style-name="P103"><text:span text:style-name="Source_20_Text"><text:span text:style-name="T129">});</text:span></text:span></text:p>
      <text:p text:style-name="P103"><text:span text:style-name="Source_20_Text"><text:span text:style-name="T129">&lt;/script&gt;</text:span></text:span></text:p>
      <text:p text:style-name="P102"><text:span text:style-name="Source_20_Text"><text:span text:style-name="T129">&lt;div style="border:1px solid black"&gt;</text:span></text:span></text:p>
      <text:p text:style-name="P102"><text:span text:style-name="Source_20_Text"><text:span text:style-name="T129"><text:s text:c="2"/>&lt;p&gt;This is a paragraph in a div.&lt;/p&gt;</text:span></text:span></text:p>
      <text:p text:style-name="P102"><text:span text:style-name="Source_20_Text"><text:span text:style-name="T129"><text:s text:c="2"/>&lt;p&gt;This is a paragraph in a div.&lt;/p&gt;</text:span></text:span></text:p>
      <text:p text:style-name="P102"><text:soft-page-break/><text:span text:style-name="Source_20_Text"><text:span text:style-name="T129">&lt;/div&gt;</text:span></text:span></text:p>
      <text:p text:style-name="P102"><text:span text:style-name="Source_20_Text"><text:span text:style-name="T129"/></text:span></text:p>
      <text:p text:style-name="P111"><text:span text:style-name="Source_20_Text"><text:span text:style-name="T119">1</text:span></text:span><text:span text:style-name="Source_20_Text"><text:span text:style-name="T120">3</text:span></text:span><text:span text:style-name="Source_20_Text"><text:span text:style-name="T121">) .</text:span></text:span><text:span text:style-name="Source_20_Text"><text:span text:style-name="T122">rest</text:span></text:span><text:span text:style-name="Source_20_Text"><text:span text:style-name="T121">() Method :</text:span></text:span></text:p>
      <text:p text:style-name="P72"><text:span text:style-name="Source_20_Text"><text:span text:style-name="T128"/></text:span></text:p>
      <text:p text:style-name="P107"><text:span text:style-name="Source_20_Text"><text:span text:style-name="T52">NB: .rest() method uses reset values from form section value in jquery</text:span></text:span></text:p>
      <text:p text:style-name="P107"><text:span text:style-name="Source_20_Text"><text:span text:style-name="T52"/></text:span></text:p>
      <text:p text:style-name="P108"><text:span text:style-name="Source_20_Text"><text:span text:style-name="T62">HTML:</text:span></text:span><text:span text:style-name="Source_20_Text"><text:span text:style-name="T53"> </text:span></text:span></text:p>
      <text:p text:style-name="P108"><text:span text:style-name="Source_20_Text"><text:span text:style-name="T53">&lt;form id="sample_form" method="POST" enctype="multipart/form-data" class="form-horizontal"&gt;</text:span></text:span></text:p>
      <text:p text:style-name="P108"><text:span text:style-name="Source_20_Text"><text:span text:style-name="T53"/></text:span></text:p>
      <text:p text:style-name="P108"><text:span text:style-name="Source_20_Text"><text:span text:style-name="T53">&lt;div class="form-group"&gt;</text:span></text:span></text:p>
      <text:p text:style-name="P108"><text:span text:style-name="Source_20_Text"><text:span text:style-name="T53"><text:tab/>&lt;label class="col-md-4 control-label"&gt;Select CSV File&lt;/label&gt;</text:span></text:span></text:p>
      <text:p text:style-name="P108"><text:span text:style-name="Source_20_Text"><text:span text:style-name="T53"><text:tab/>&lt;input type="file" name="file" id="file" /&gt;</text:span></text:span></text:p>
      <text:p text:style-name="P108"><text:span text:style-name="Source_20_Text"><text:span text:style-name="T53">&lt;/div&gt;</text:span></text:span></text:p>
      <text:p text:style-name="P108"><text:span text:style-name="Source_20_Text"><text:span text:style-name="T53">&lt;div class="form-group" align="center"&gt;</text:span></text:span></text:p>
      <text:p text:style-name="P108"><text:span text:style-name="Source_20_Text"><text:span text:style-name="T53"><text:tab/>&lt;input type="hidden" name="hidden_field" value="1" /&gt;</text:span></text:span></text:p>
      <text:p text:style-name="P108"><text:span text:style-name="Source_20_Text"><text:span text:style-name="T53"><text:tab/>&lt;input type="submit" name="import" id="import" class="btn btn-info" value="Import" <text:s/>/&gt;</text:span></text:span></text:p>
      <text:p text:style-name="P108"><text:span text:style-name="Source_20_Text"><text:span text:style-name="T53">&lt;/div&gt;</text:span></text:span></text:p>
      <text:p text:style-name="P108"><text:span text:style-name="Source_20_Text"><text:span text:style-name="T53"/></text:span></text:p>
      <text:p text:style-name="P108"><text:span text:style-name="Source_20_Text"><text:span text:style-name="T53">&lt;/form&gt;</text:span></text:span></text:p>
      <text:p text:style-name="P109"><text:span text:style-name="Source_20_Text"><text:span text:style-name="T54"/></text:span></text:p>
      <text:p text:style-name="P109"><text:span text:style-name="Source_20_Text"><text:span text:style-name="T61">jQuery</text:span></text:span><text:span text:style-name="Source_20_Text"><text:span text:style-name="T54">:</text:span></text:span></text:p>
      <text:p text:style-name="P107"><text:span text:style-name="Source_20_Text"><text:span text:style-name="T52"/></text:span></text:p>
      <text:p text:style-name="P107"><text:span text:style-name="Source_20_Text"><text:span text:style-name="T52"/></text:span></text:p>
      <text:p text:style-name="P107"><text:span text:style-name="Source_20_Text"><text:span text:style-name="T52"/></text:span></text:p>
      <text:p text:style-name="P56"><text:span text:style-name="Strong_20_Emphasis"><text:span text:style-name="T76"><text:s text:c="13"/></text:span></text:span><text:span text:style-name="Strong_20_Emphasis"><text:span text:style-name="T79">JSON endcode and Decode</text:span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h text:style-name="P95" text:outline-level="1"><text:span text:style-name="Source_20_Text"><text:span text:style-name="T77">JSON.parse():</text:span></text:span><text:span text:style-name="Source_20_Text"><text:span text:style-name="T78">(JSON DECODEED)</text:span></text:span></text:h>
      <text:p text:style-name="P51"><text:span text:style-name="Source_20_Text"><text:span text:style-name="T68"/></text:span></text:p>
      <text:p text:style-name="P85"><text:span text:style-name="Source_20_Text"><text:span text:style-name="T68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1"><text:span text:style-name="Source_20_Text"><text:span text:style-name="T68"/></text:span></text:p>
      <text:p text:style-name="P57"><text:span text:style-name="Source_20_Text"><text:span text:style-name="T70">&lt;script&gt;</text:span></text:span></text:p>
      <text:p text:style-name="P57"><text:span text:style-name="Source_20_Text"><text:span text:style-name="T70">var txt = '{"name":"John", "age":30, "city":"New York"}'</text:span></text:span></text:p>
      <text:p text:style-name="P57"><text:span text:style-name="Source_20_Text"><text:span text:style-name="T70">var obj = JSON.parse(txt);</text:span></text:span></text:p>
      <text:p text:style-name="P57"><text:span text:style-name="Source_20_Text"><text:span text:style-name="T70">document.getElementById("demo").innerHTML = obj.name + ", " + obj.age;</text:span></text:span></text:p>
      <text:p text:style-name="P57"><text:span text:style-name="Source_20_Text"><text:span text:style-name="T70">&lt;/script&gt;</text:span></text:span></text:p>
      <text:p text:style-name="P57"><text:span text:style-name="Source_20_Text"><text:span text:style-name="T70"/></text:span></text:p>
      <text:p text:style-name="P58"><text:span text:style-name="Source_20_Text"><text:span text:style-name="T71"/></text:span></text:p>
      <text:p text:style-name="P58"><text:span text:style-name="Source_20_Text"><text:span text:style-name="T71"/></text:span></text:p>
      <text:h text:style-name="P96" text:outline-level="1"><text:bookmark text:name="ContentTitle"/><text:span text:style-name="Source_20_Text"><text:span text:style-name="T83"><text:s/></text:span></text:span><text:span text:style-name="Source_20_Text"><text:span text:style-name="T67"><text:s/></text:span></text:span><text:span text:style-name="Source_20_Text"><text:span text:style-name="T66">Check If String Contains Substring In Jquery</text:span></text:span></text:h>
      <text:p text:style-name="P86"><text:span text:style-name="Source_20_Text"><text:span text:style-name="T84">NB: It will return TRUE/FALSE output</text:span></text:span></text:p>
      <text:p text:style-name="P92"><text:soft-page-break/><text:span text:style-name="Source_20_Text"><text:span text:style-name="T108">url: https://www.c-sharpcorner.com/article/search-word-or-substring-from-paragraph-or-string-using-javascript-and-jquery/ </text:span></text:span></text:p>
      <text:p text:style-name="P98"><text:span text:style-name="Source_20_Text"><text:span text:style-name="T91">Exmple-2: </text:span></text:span><text:span text:style-name="Source_20_Text"><text:span text:style-name="T92">get city from string</text:span></text:span><text:span text:style-name="Source_20_Text"><text:span text:style-name="T93">(PHP Code same work)</text:span></text:span><text:span text:style-name="Source_20_Text"><text:span text:style-name="T103">preg_match('/\bcity\b/', “My city is BD”)</text:span></text:span></text:p>
      <text:p text:style-name="P91"><text:span text:style-name="Source_20_Text"><text:span text:style-name="T65">syntex</text:span></text:span><text:span text:style-name="Source_20_Text"><text:span text:style-name="T86">: </text:span></text:span><text:span text:style-name="Source_20_Text"><text:span text:style-name="T107">strng.includes(</text:span></text:span><text:span text:style-name="Source_20_Text"><text:span text:style-name="T109">"human",</text:span></text:span><text:span text:style-name="Source_20_Text"><text:span text:style-name="T110">start</text:span></text:span><text:span text:style-name="Source_20_Text"><text:span text:style-name="T111"> from position</text:span></text:span><text:span text:style-name="Source_20_Text"><text:span text:style-name="T107">)</text:span></text:span></text:p>
      <text:p text:style-name="P87"><text:span text:style-name="Source_20_Text"><text:span text:style-name="T73"><text:s text:c="6"/></text:span></text:span><text:span text:style-name="Source_20_Text"><text:span text:style-name="T80">Exmple:1</text:span></text:span></text:p>
      <text:p text:style-name="P87"><text:span text:style-name="Source_20_Text"><text:span text:style-name="T55">&lt;script language="javascript"&gt;  </text:span></text:span></text:p>
      <text:list xml:id="list367393845" text:style-name="L10">
        <text:list-header>
          <text:p text:style-name="P124"><text:span text:style-name="Source_20_Text"><text:span text:style-name="T104">var strng;</text:span></text:span></text:p>
        </text:list-header>
      </text:list>
      <text:list xml:id="list633145655" text:style-name="L11">
        <text:list-header>
          <text:p text:style-name="P127"><text:span text:style-name="Source_20_Text"><text:span text:style-name="T104">strng=”Either way, time largely defines the human experience.";  </text:span></text:span></text:p>
        </text:list-header>
      </text:list>
      <text:list xml:id="list3496646374" text:style-name="L12">
        <text:list-header>
          <text:p text:style-name="P128"><text:span text:style-name="Source_20_Text"><text:span text:style-name="T104">var incStr = strng.includes("human");  </text:span></text:span></text:p>
        </text:list-header>
      </text:list>
      <text:list xml:id="list2234712302" text:style-name="L13">
        <text:list-header>
          <text:p text:style-name="P129"><text:span text:style-name="Source_20_Text"><text:span text:style-name="T104">document.write("Is 'human' present in the string? : "+incStr);</text:span></text:span></text:p>
          <text:p text:style-name="P129"><text:span text:style-name="Source_20_Text"><text:span text:style-name="T51"/></text:span></text:p>
          <text:p text:style-name="P129"><text:span text:style-name="Source_20_Text"><text:span text:style-name="T51">&lt;/script&gt; </text:span></text:span></text:p>
        </text:list-header>
      </text:list>
      <text:list xml:id="list2831682432" text:style-name="L14">
        <text:list-header>
          <text:p text:style-name="P113"><text:span text:style-name="Source_20_Text"><text:span text:style-name="T84">Output:</text:span></text:span><text:span text:style-name="Source_20_Text"><text:span text:style-name="T55">Is 'human' present in the string? : </text:span></text:span><text:span text:style-name="Source_20_Text"><text:span text:style-name="T56">ture</text:span></text:span></text:p>
        </text:list-header>
      </text:list>
      <text:p text:style-name="P88"><text:span text:style-name="Source_20_Text"><text:span text:style-name="T80">Exmple:</text:span></text:span><text:span text:style-name="Source_20_Text"><text:span text:style-name="T81">2</text:span></text:span></text:p>
      <text:p text:style-name="P58"><text:span text:style-name="Source_20_Text"><text:span text:style-name="T51">Search for the specified start position.</text:span></text:span></text:p>
      <text:p text:style-name="P58"><text:span text:style-name="Source_20_Text"><text:span text:style-name="Strong_20_Emphasis"><text:span text:style-name="T60">Case 1 - Starting Point of search is </text:span></text:span></text:span><text:span text:style-name="Source_20_Text"><text:span text:style-name="Strong_20_Emphasis"><text:span text:style-name="T99">before ‘h’</text:span></text:span></text:span><text:span text:style-name="Source_20_Text"><text:span text:style-name="Strong_20_Emphasis"><text:span text:style-name="T60"> in the word “human”.</text:span></text:span></text:span></text:p>
      <text:p text:style-name="P57"><text:span text:style-name="Source_20_Text"><text:span text:style-name="T70"/></text:span></text:p>
      <text:p text:style-name="P89"><text:span text:style-name="Source_20_Text"><text:span text:style-name="T55">&lt;script language="javascript"&gt;  </text:span></text:span></text:p>
      <text:list xml:id="list103406864934936" text:continue-list="list367393845" text:style-name="L10">
        <text:list-header>
          <text:p text:style-name="P125"><text:span text:style-name="Source_20_Text"><text:span text:style-name="T104">var strng;</text:span></text:span></text:p>
        </text:list-header>
      </text:list>
      <text:list xml:id="list1291025774" text:style-name="L15">
        <text:list-header>
          <text:p text:style-name="P130"><text:span text:style-name="Source_20_Text"><text:span text:style-name="T104">strng=”Either way, time largely defines the human experience.";  </text:span></text:span></text:p>
        </text:list-header>
      </text:list>
      <text:list xml:id="list2120905873" text:style-name="L16">
        <text:list-header>
          <text:p text:style-name="P131"><text:span text:style-name="Source_20_Text"><text:span text:style-name="T104">var incStr = strng.includes("human",</text:span></text:span><text:span text:style-name="Source_20_Text"><text:span text:style-name="T105">10</text:span></text:span><text:span text:style-name="Source_20_Text"><text:span text:style-name="T104">);  </text:span></text:span></text:p>
        </text:list-header>
      </text:list>
      <text:list xml:id="list3952381377" text:style-name="L17">
        <text:list-header>
          <text:p text:style-name="P132"><text:span text:style-name="Source_20_Text"><text:span text:style-name="T104">document.write("Is 'human' present in the string? : "+incStr);</text:span></text:span></text:p>
          <text:p text:style-name="P132"><text:span text:style-name="Source_20_Text"><text:span text:style-name="T51"/></text:span></text:p>
          <text:p text:style-name="P132"><text:span text:style-name="Source_20_Text"><text:span text:style-name="T51">&lt;/script&gt; </text:span></text:span></text:p>
        </text:list-header>
      </text:list>
      <text:list xml:id="list103406691066949" text:continue-list="list2831682432" text:style-name="L14">
        <text:list-header>
          <text:p text:style-name="P114"><text:span text:style-name="Source_20_Text"><text:span text:style-name="T84">Output:</text:span></text:span><text:span text:style-name="Source_20_Text"><text:span text:style-name="T55">Is 'human' present in the string? : </text:span></text:span><text:span text:style-name="Source_20_Text"><text:span text:style-name="T56">ture</text:span></text:span></text:p>
        </text:list-header>
      </text:list>
      <text:p text:style-name="P57"><text:span text:style-name="Source_20_Text"><text:span text:style-name="T70"/></text:span></text:p>
      <text:p text:style-name="P90"><text:span text:style-name="Source_20_Text"><text:span text:style-name="T80">Exmple:</text:span></text:span><text:span text:style-name="Source_20_Text"><text:span text:style-name="T82">3</text:span></text:span></text:p>
      <text:p text:style-name="P59"><text:span text:style-name="Source_20_Text"><text:span text:style-name="T51">Search for the specified start position.</text:span></text:span></text:p>
      <text:p text:style-name="P60"><text:span text:style-name="Strong_20_Emphasis"><text:span text:style-name="T60">Case 1 - Starting Point of search is </text:span></text:span><text:span text:style-name="Strong_20_Emphasis"><text:span text:style-name="T100">after</text:span></text:span><text:span text:style-name="Strong_20_Emphasis"><text:span text:style-name="T101"> ‘h’</text:span></text:span><text:span text:style-name="Strong_20_Emphasis"><text:span text:style-name="T100"> </text:span></text:span><text:span text:style-name="Strong_20_Emphasis"><text:span text:style-name="T60">in the word “human”.</text:span></text:span></text:p>
      <text:p text:style-name="P59"><text:span text:style-name="Source_20_Text"><text:span text:style-name="T70"/></text:span></text:p>
      <text:p text:style-name="P90"><text:span text:style-name="Source_20_Text"><text:span text:style-name="T55">&lt;script language="javascript"&gt;  </text:span></text:span></text:p>
      <text:list xml:id="list103407565107928" text:continue-list="list103406864934936" text:style-name="L10">
        <text:list-header>
          <text:p text:style-name="P126"><text:span text:style-name="Source_20_Text"><text:span text:style-name="T104">var strng;</text:span></text:span></text:p>
        </text:list-header>
      </text:list>
      <text:list xml:id="list884812523" text:style-name="L18">
        <text:list-header>
          <text:p text:style-name="P133"><text:span text:style-name="Source_20_Text"><text:span text:style-name="T104">strng=”Either way, time largely defines the human experience.";  </text:span></text:span></text:p>
        </text:list-header>
      </text:list>
      <text:list xml:id="list3997985862" text:style-name="L19">
        <text:list-header>
          <text:p text:style-name="P134"><text:span text:style-name="Source_20_Text"><text:span text:style-name="T104">var incStr = strng.includes("human",</text:span></text:span><text:span text:style-name="Source_20_Text"><text:span text:style-name="T106">38</text:span></text:span><text:span text:style-name="Source_20_Text"><text:span text:style-name="T104">);  </text:span></text:span></text:p>
        </text:list-header>
      </text:list>
      <text:list xml:id="list4097958956" text:style-name="L20">
        <text:list-header>
          <text:p text:style-name="P135"><text:span text:style-name="Source_20_Text"><text:span text:style-name="T104">document.write("Is 'human' present in the string? : "+incStr);</text:span></text:span></text:p>
          <text:p text:style-name="P135"><text:span text:style-name="Source_20_Text"><text:span text:style-name="T51"/></text:span></text:p>
          <text:p text:style-name="P135"><text:span text:style-name="Source_20_Text"><text:span text:style-name="T51">&lt;/script&gt; </text:span></text:span></text:p>
        </text:list-header>
      </text:list>
      <text:list xml:id="list3094690149" text:style-name="L21">
        <text:list-header>
          <text:p text:style-name="P115"><text:span text:style-name="Source_20_Text"><text:span text:style-name="T84">Output:</text:span></text:span><text:span text:style-name="Source_20_Text"><text:span text:style-name="T55">Is 'human' present in the string? : </text:span></text:span><text:span text:style-name="Source_20_Text"><text:span text:style-name="T57">false</text:span></text:span></text:p>
        </text:list-header>
      </text:list>
      <text:p text:style-name="P90"><text:soft-page-break/><text:span text:style-name="Source_20_Text"><text:span text:style-name="T57"/></text:span></text:p>
      <text:p text:style-name="P94"><text:span text:style-name="Source_20_Text"><text:span text:style-name="T58">Create Element of button javascript: </text:span></text:span></text:p>
      <text:p text:style-name="P94"><text:span text:style-name="Source_20_Text"><text:span text:style-name="T58">&lt;button onclick="myFunction()"&gt;Try it&lt;/button&gt;</text:span></text:span></text:p>
      <text:p text:style-name="P94"><text:span text:style-name="Source_20_Text"><text:span text:style-name="T58">&lt;script&gt; </text:span></text:span></text:p>
      <text:p text:style-name="P94"><text:span text:style-name="Source_20_Text"><text:span text:style-name="T58">function myFunction(){</text:span></text:span></text:p>
      <text:p text:style-name="P94"><text:span text:style-name="Source_20_Text"><text:span text:style-name="T58"><text:tab/>var btn = document.createElement('BUTTON');</text:span></text:span></text:p>
      <text:p text:style-name="P94"><text:span text:style-name="Source_20_Text"><text:span text:style-name="T58"><text:s text:c="4"/>btn.innerHTML = "Click Me";</text:span></text:span></text:p>
      <text:p text:style-name="P94"><text:span text:style-name="Source_20_Text"><text:span text:style-name="T58"><text:s text:c="4"/>document.body.appendChild(btn)</text:span></text:span></text:p>
      <text:p text:style-name="P94"><text:span text:style-name="Source_20_Text"><text:span text:style-name="T58"><text:s text:c="4"/>alert(btn.innerHTML);</text:span></text:span></text:p>
      <text:p text:style-name="P94"><text:span text:style-name="Source_20_Text"><text:span text:style-name="T58"><text:s text:c="4"/></text:span></text:span></text:p>
      <text:p text:style-name="P94"><text:span text:style-name="Source_20_Text"><text:span text:style-name="T58">}</text:span></text:span></text:p>
      <text:p text:style-name="P94"><text:span text:style-name="Source_20_Text"><text:span text:style-name="T58"/></text:span></text:p>
      <text:p text:style-name="P94"><text:span text:style-name="Source_20_Text"><text:span text:style-name="T58">&lt;/script&gt;</text:span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7"><text:span text:style-name="Source_20_Text"><text:span text:style-name="T70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1"><text:span text:style-name="Source_20_Text"><text:span text:style-name="T68"/></text:span></text:p>
      <text:p text:style-name="P55"><text:span text:style-name="Source_20_Text"><text:span text:style-name="T69">Update Date: </text:span></text:span><text:span text:style-name="Source_20_Text"><text:span text:style-name="T72">03</text:span></text:span><text:span text:style-name="Source_20_Text"><text:span text:style-name="T69">/</text:span></text:span><text:span text:style-name="Source_20_Text"><text:span text:style-name="T72">8</text:span></text:span><text:span text:style-name="Source_20_Text"><text:span text:style-name="T69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20-01-15T10:34:05.558959448</dc:date>
    <meta:editing-duration>P1DT10H8M33S</meta:editing-duration>
    <meta:editing-cycles>139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3" meta:paragraph-count="440" meta:word-count="1342" meta:character-count="12824" meta:non-whitespace-character-count="11246"/>
  </office:meta>
</office:document-meta>
</file>